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783" officeooo:paragraph-rsid="0022e312"/>
    </style:style>
    <style:style style:name="P2" style:family="paragraph" style:parent-style-name="Standard">
      <style:text-properties officeooo:rsid="0022e312" officeooo:paragraph-rsid="0022e312"/>
    </style:style>
    <style:style style:name="P3" style:family="paragraph" style:parent-style-name="Standard">
      <style:text-properties officeooo:rsid="001da354" officeooo:paragraph-rsid="0022e312"/>
    </style:style>
    <style:style style:name="P4" style:family="paragraph" style:parent-style-name="Standard">
      <style:text-properties officeooo:rsid="00174783" officeooo:paragraph-rsid="00174783"/>
    </style:style>
    <style:style style:name="P5" style:family="paragraph" style:parent-style-name="Standard">
      <style:text-properties officeooo:rsid="001d35ef" officeooo:paragraph-rsid="001d35ef"/>
    </style:style>
    <style:style style:name="P6" style:family="paragraph" style:parent-style-name="Standard">
      <style:text-properties officeooo:rsid="00174783" officeooo:paragraph-rsid="00190a72"/>
    </style:style>
    <style:style style:name="P7" style:family="paragraph" style:parent-style-name="Standard">
      <style:text-properties officeooo:rsid="00190a72" officeooo:paragraph-rsid="00190a72"/>
    </style:style>
    <style:style style:name="P8" style:family="paragraph" style:parent-style-name="Standard">
      <style:text-properties fo:font-weight="bold" officeooo:rsid="001949b8" officeooo:paragraph-rsid="001949b8" style:font-weight-asian="bold" style:font-weight-complex="bold"/>
    </style:style>
    <style:style style:name="P9" style:family="paragraph" style:parent-style-name="Standard">
      <style:text-properties officeooo:rsid="001949b8" officeooo:paragraph-rsid="001949b8"/>
    </style:style>
    <style:style style:name="P10" style:family="paragraph" style:parent-style-name="Standard">
      <style:text-properties officeooo:rsid="001949b8" officeooo:paragraph-rsid="001991b1"/>
    </style:style>
    <style:style style:name="P11" style:family="paragraph" style:parent-style-name="Standard">
      <style:text-properties officeooo:rsid="001991b1" officeooo:paragraph-rsid="001991b1"/>
    </style:style>
    <style:style style:name="P12" style:family="paragraph" style:parent-style-name="Standard">
      <style:text-properties officeooo:rsid="001b5791" officeooo:paragraph-rsid="001b5791"/>
    </style:style>
    <style:style style:name="P13" style:family="paragraph" style:parent-style-name="Standard">
      <style:text-properties officeooo:rsid="00203d4d" officeooo:paragraph-rsid="00203d4d"/>
    </style:style>
    <style:style style:name="T1" style:family="text">
      <style:text-properties officeooo:rsid="001da354"/>
    </style:style>
    <style:style style:name="T2" style:family="text">
      <style:text-properties officeooo:rsid="0022e312"/>
    </style:style>
    <style:style style:name="T3" style:family="text">
      <style:text-properties officeooo:rsid="001d35ef"/>
    </style:style>
    <style:style style:name="T4" style:family="text">
      <style:text-properties officeooo:rsid="00254767"/>
    </style:style>
    <style:style style:name="T5" style:family="text">
      <style:text-properties officeooo:rsid="00190a72"/>
    </style:style>
    <style:style style:name="T6" style:family="text">
      <style:text-properties officeooo:rsid="00265750"/>
    </style:style>
    <style:style style:name="T7" style:family="text">
      <style:text-properties officeooo:rsid="001e40cc"/>
    </style:style>
    <style:style style:name="T8" style:family="text">
      <style:text-properties officeooo:rsid="001fa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agonist is humanoid robot, absorbs all nearby light for power. All you see is outlines, and the shadow. <text:span text:style-name="T1">They despise you, as they believe you are helping spread the vines. Likely the ant</text:span><text:span text:style-name="T2">agonist was a leader of a lab themselves. They created the amazing light absorbing technology. Likely originally working together with the fungal lab, before the fateful vine incident.</text:span></text:p>
      <text:p text:style-name="P1"/>
      <text:p text:style-name="P2">There were multiple laboratories. Each one approaching the problem of darkness, and lack of power, in a slightly different way. One wanted to absorb every last bit of light that remained. One wanted to light the city in the glow of mushrooms. One wanted to become one with the shadows. That last one is one of the most important to the story of the game, as it introduces the darkness mechanics.</text:p>
      <text:p text:style-name="P1"/>
      <text:p text:style-name="P1"><text:span text:style-name="T1">T</text:span><text:span text:style-name="T3">he leader of the lab </text:span><text:span text:style-name="T1">the player</text:span><text:span text:style-name="T3"> came from, was the one who </text:span><text:span text:style-name="T1">created</text:span><text:span text:style-name="T3"> </text:span><text:span text:style-name="T1">the</text:span><text:span text:style-name="T3"> horrible vines </text:span><text:span text:style-name="T1">that are tearing apart what is left of the ruined city</text:span><text:span text:style-name="T3">.</text:span></text:p>
      <text:p text:style-name="P3">The player’s creator was likely unaware of how successful that fungal vine experiment would be. Perhaps late in the game their corpse can be discovered. Strangled by the vines.</text:p>
      <text:p text:style-name="P4"/>
      <text:p text:style-name="P5">The sun slowly cooled, and thus this civilisation perished. Now you play long after the sun is fully cold, and everything is pure darkness.</text:p>
      <text:p text:style-name="P4"/>
      <text:p text:style-name="P6">Instead of short distance <text:s/>telekinesis, what if it was just mushrooms?</text:p>
      <text:p text:style-name="P6">The player grabbing stuff causes mushrooms to pop up and wrap around the object, and move it along. </text:p>
      <text:p text:style-name="P6">That is how they stay powered. The mushrooms are decomposers, feeding on something.</text:p>
      <text:p text:style-name="P6">The dead citizens? Hopefully not, <text:span text:style-name="T4">and plus they should mostly have decomposed by now anyway.</text:span></text:p>
      <text:p text:style-name="P6">Perhaps they feed on some very nutrient rich mass, somewhere in the lab. Perhaps the player has to feed it?</text:p>
      <text:p text:style-name="P4"/>
      <text:p text:style-name="P6">How is the player’s mind powered? Minds take a lot of power to simulate with this world’s technology. <text:span text:style-name="T5">Powered by the mushrooms as well?</text:span></text:p>
      <text:p text:style-name="P7">Perhaps they could take power from any sufficient power source. That could allow them to cross places where mushrooms can’t reach.</text:p>
      <text:p text:style-name="P7"/>
      <text:p text:style-name="P7"/>
      <text:p text:style-name="P7"/>
      <text:p text:style-name="P7"/>
      <text:p text:style-name="P8">First room:</text:p>
      <text:p text:style-name="P9">What leads to the start of the game? What causes the system to power up, after being dormant for so long?</text:p>
      <text:p text:style-name="P10">Giant vats of biologically active substrate torn free by the vine, that then fall down into the starting room, coating it, and allowing the mushroom experiments to spread from the table, across the room, into the robot, that is the player.</text:p>
      <text:p text:style-name="P11">Perhaps so the player can see this, they are already on the table. Some mushrooms on their back, but not powerful enough to move. They then get fully taken over by the fungus as the substrate is spread across everything.</text:p>
      <text:p text:style-name="P12">It <text:span text:style-name="T6">is somewhat dark</text:span>. You restore power by connecting wires.</text:p>
      <text:p text:style-name="P12">You start out not powerful enough to leave the room. You need to slowly learn the mechanics, eventually spilling enough powder to allow you to <text:span text:style-name="T3">leave, with your </text:span><text:span text:style-name="T7">mycelium </text:span><text:span text:style-name="T8">remaining connected to your substrate core</text:span>.</text:p>
      <text:p text:style-name="P13">I imagine you are being instructed by little “objective:” prompts. Likely when this mind was built, it at least in part, had its motives fed by the leader of the lab. An echo of the long dead scientist.</text:p>
      <text:p text:style-name="P13">With this being a place of mushroom experiments, there is enough light for the darkness not to get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1T08:41:05.883844431</meta:creation-date>
    <meta:generator>LibreOffice/25.8.1.1$Linux_X86_64 LibreOffice_project/54047653041915e595ad4e45cccea684809c77b5</meta:generator>
    <dc:date>2025-10-11T09:34:14.561749742</dc:date>
    <meta:editing-duration>PT53M1S</meta:editing-duration>
    <meta:editing-cycles>15</meta:editing-cycles>
    <meta:document-statistic meta:table-count="0" meta:image-count="0" meta:object-count="0" meta:page-count="1" meta:paragraph-count="20" meta:word-count="540" meta:character-count="3093" meta:non-whitespace-character-count="2571"/>
  </office:meta>
</office:document-meta>
</file>